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261e" officeooo:paragraph-rsid="0008261e"/>
    </style:style>
    <style:style style:name="P2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Calibri" fo:font-size="10pt" fo:letter-spacing="normal" fo:font-style="normal" fo:font-weight="bold"/>
    </style:style>
    <style:style style:name="P3" style:family="paragraph" style:parent-style-name="Text_20_body">
      <style:text-properties fo:font-variant="normal" fo:text-transform="none" fo:color="#222222" loext:opacity="100%" style:font-name="Calibri" fo:font-size="10pt" fo:letter-spacing="normal" fo:font-style="normal" fo:font-weight="bold" officeooo:rsid="0008261e" officeooo:paragraph-rsid="0008261e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D Preparation </text:p>
      <text:p text:style-name="P1"/>
      <text:p text:style-name="P3">Experience &amp; Skills:</text:p>
      <text:list text:style-name="L1">
        <text:list-item>
          <text:p text:style-name="P2">Proficiency in object-oriented programming &amp; tooling in Java.</text:p>
        </text:list-item>
        <text:list-item>
          <text:p text:style-name="P2">Experience with relational databases, SQL &amp; query writing with MSSQL, PostgreSQL.</text:p>
        </text:list-item>
        <text:list-item>
          <text:p text:style-name="P2">Demonstrated excellence in troubleshooting, debugging and data performance tuning.</text:p>
        </text:list-item>
        <text:list-item>
          <text:p text:style-name="P2">Experience in development of automated unit and integration testing.</text:p>
        </text:list-item>
        <text:list-item>
          <text:p text:style-name="P2">Familiarity with development tools including Intellij/VS Code, Git, Azure DevOps, and Jira.</text:p>
        </text:list-item>
        <text:list-item>
          <text:p text:style-name="P2">Experience in cloud native enterprise SaaS application design and development.</text:p>
        </text:list-item>
        <text:list-item>
          <text:p text:style-name="P2">Expertise in microservice architecture, RESTful/Web APIs, and general design patterns, performance tuning.</text:p>
        </text:list-item>
        <text:list-item>
          <text:p text:style-name="P2">Nice to have: Azure, Docker, Kubernetes experience.</text:p>
        </text:list-item>
        <text:list-item>
          <text:p text:style-name="P2">Nice to have: Worked with Kotlin</text:p>
        </text:list-item>
        <text:list-item>
          <text:p text:style-name="P2">Nice to have: Worked with and built web applications using TypeScript and ReactJS</text:p>
        </text:list-item>
        <text:list-item>
          <text:p text:style-name="P2">Nice to have: Worked with C#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7:55:21.557766215</meta:creation-date>
    <dc:date>2025-02-14T17:56:04.844709715</dc:date>
    <meta:editing-duration>PT43S</meta:editing-duration>
    <meta:editing-cycles>1</meta:editing-cycles>
    <meta:document-statistic meta:table-count="0" meta:image-count="0" meta:object-count="0" meta:page-count="1" meta:paragraph-count="13" meta:word-count="119" meta:character-count="805" meta:non-whitespace-character-count="709"/>
    <meta:generator>LibreOffice/24.2.7.2$Linux_X86_64 LibreOffice_project/420$Build-2</meta:generator>
  </office:meta>
</office:document-meta>
</file>